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textarea-horizontal-align="justify" draw:textarea-vertical-align="middle" draw:auto-grow-height="false" fo:min-height="0.385cm" fo:min-width="4.58cm"/>
    </style:style>
    <style:style style:name="gr2" style:family="graphic" style:parent-style-name="standard">
      <style:graphic-properties draw:stroke="dash" svg:stroke-color="#b2b2b2" draw:textarea-horizontal-align="justify" draw:textarea-vertical-align="middle" draw:auto-grow-height="false" fo:min-height="0.385cm" fo:min-width="4.58cm"/>
    </style:style>
    <style:style style:name="gr3" style:family="graphic" style:parent-style-name="standard" style:list-style-name="L1">
      <style:graphic-properties draw:stroke="dash" draw:textarea-horizontal-align="justify" draw:textarea-vertical-align="middle" draw:auto-grow-height="false" fo:min-height="0.385cm" fo:min-width="4.58cm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4.58cm"/>
    </style:style>
    <style:style style:name="gr5" style:family="graphic" style:parent-style-name="standard" style:list-style-name="L1">
      <style:graphic-properties draw:stroke="dash" draw:textarea-horizontal-align="justify" draw:textarea-vertical-align="middle" draw:auto-grow-height="false" fo:min-height="0.385cm" fo:min-width="4.58cm"/>
    </style:style>
    <style:style style:name="gr6" style:family="graphic" style:parent-style-name="standard" style:list-style-name="L1">
      <style:graphic-properties draw:stroke="dash" draw:textarea-horizontal-align="justify" draw:textarea-vertical-align="middle" draw:auto-grow-height="false" fo:min-height="0.385cm" fo:min-width="4.58cm"/>
    </style:style>
    <style:style style:name="gr7" style:family="graphic" style:parent-style-name="standard" style:list-style-name="L1">
      <style:graphic-properties draw:stroke="dash" draw:textarea-horizontal-align="justify" draw:textarea-vertical-align="middle" draw:auto-grow-height="false" fo:min-height="0.385cm" fo:min-width="4.58cm"/>
    </style:style>
    <style:style style:name="gr8" style:family="graphic" style:parent-style-name="standard">
      <style:graphic-properties draw:stroke="dash" draw:textarea-horizontal-align="justify" draw:textarea-vertical-align="middle" draw:auto-grow-height="false" fo:min-height="0.385cm" fo:min-width="4.58cm"/>
    </style:style>
    <style:style style:name="gr9" style:family="graphic" style:parent-style-name="standard" style:list-style-name="L1">
      <style:graphic-properties draw:stroke="dash" draw:textarea-horizontal-align="justify" draw:textarea-vertical-align="middle" draw:auto-grow-height="false" fo:min-height="0.385cm" fo:min-width="4.5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 style:list-style-name="L1">
      <style:graphic-properties draw:stroke="dash" draw:textarea-horizontal-align="justify" draw:textarea-vertical-align="middle" draw:auto-grow-height="false" fo:min-height="0.385cm" fo:min-width="4.58cm"/>
    </style:style>
    <style:style style:name="gr12" style:family="graphic" style:parent-style-name="objectwithoutfill">
      <style:graphic-properties draw:stroke="dash" svg:stroke-color="#b2b2b2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12pt" style:letter-kerning="true" style:font-name-asian="WenQuanYi Zen Hei" style:font-size-asian="18pt" style:font-weight-asian="normal" style:font-name-complex="FreeSans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2pt" style:letter-kerning="true" style:font-name-asian="WenQuanYi Zen Hei" style:font-size-asian="18pt" style:font-weight-asian="normal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6" draw:id="id26" draw:layer="layout" svg:width="5.08cm" svg:height="0.635cm" svg:x="14.97cm" svg:y="25.13cm">
          <text:p text:style-name="P1">Shiel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0.635cm" svg:x="14.97cm" svg:y="25.765cm">
          <text:p text:style-name="P1"><text:span text:style-name="T1">Activa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5.08cm" svg:height="0.635cm" svg:x="4.429cm" svg:y="9.636cm">
          <text:p text:style-name="P1">TargetSourceHub</text:p>
          <draw:enhanced-geometry svg:viewBox="0 0 21600 21600" draw:type="rectangle" draw:enhanced-path="M 0 0 L 21600 0 21600 21600 0 21600 0 0 Z N"/>
        </draw:custom-shape>
        <draw:custom-shape draw:style-name="gr3" draw:text-style-name="P2" xml:id="id14" draw:id="id14" draw:layer="layout" svg:width="5.08cm" svg:height="0.635cm" svg:x="4.429cm" svg:y="10.271cm">
          <text:p text:style-name="P1"><text:span text:style-name="T1">Target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0" draw:id="id30" draw:layer="layout" svg:width="5.08cm" svg:height="0.635cm" svg:x="4.429cm" svg:y="9.001cm">
          <text:p text:style-name="P1">ShootableLineTargetRadar</text:p>
          <draw:enhanced-geometry svg:viewBox="0 0 21600 21600" draw:type="rectangle" draw:enhanced-path="M 0 0 L 21600 0 21600 21600 0 21600 0 0 Z N"/>
        </draw:custom-shape>
        <draw:custom-shape draw:style-name="gr1" draw:text-style-name="P1" xml:id="id28" draw:id="id28" draw:layer="layout" svg:width="5.08cm" svg:height="0.635cm" svg:x="4.429cm" svg:y="8.366cm">
          <text:p text:style-name="P1">TargetSniper</text:p>
          <draw:enhanced-geometry svg:viewBox="0 0 21600 21600" draw:type="rectangle" draw:enhanced-path="M 0 0 L 21600 0 21600 21600 0 21600 0 0 Z N"/>
        </draw:custom-shape>
        <draw:custom-shape draw:style-name="gr4" draw:text-style-name="P1" xml:id="id29" draw:id="id29" draw:layer="layout" svg:width="5.08cm" svg:height="0.635cm" svg:x="4.429cm" svg:y="7.731cm">
          <text:p text:style-name="P1">TargetRadar</text:p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5.08cm" svg:height="0.635cm" svg:x="11.16cm" svg:y="9.89cm">
          <text:p text:style-name="P1">BalancingDifficult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11.541cm" svg:y="13.065cm">
          <text:p text:style-name="P1">ShootStringSet</text:p>
          <draw:enhanced-geometry svg:viewBox="0 0 21600 21600" draw:type="rectangle" draw:enhanced-path="M 0 0 L 21600 0 21600 21600 0 21600 0 0 Z N"/>
        </draw:custom-shape>
        <draw:custom-shape draw:style-name="gr5" draw:text-style-name="P2" xml:id="id18" draw:id="id18" draw:layer="layout" svg:width="5.08cm" svg:height="0.635cm" svg:x="11.541cm" svg:y="14.335cm">
          <text:p text:style-name="P1"><text:span text:style-name="T1">ShootStringSourc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8cm" svg:height="0.635cm" svg:x="11.541cm" svg:y="13.7cm">
          <text:p text:style-name="P1">RandomNumberSource</text:p>
          <draw:enhanced-geometry svg:viewBox="0 0 21600 21600" draw:type="rectangle" draw:enhanced-path="M 0 0 L 21600 0 21600 21600 0 21600 0 0 Z N"/>
        </draw:custom-shape>
        <draw:custom-shape draw:style-name="gr4" draw:text-style-name="P1" xml:id="id15" draw:id="id15" draw:layer="layout" svg:width="5.08cm" svg:height="0.635cm" svg:x="7.985cm" svg:y="16.494cm">
          <text:p text:style-name="P1">TargetRegistry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5.08cm" svg:height="0.635cm" svg:x="7.985cm" svg:y="17.129cm">
          <text:p text:style-name="P1"><text:span text:style-name="T1">KnownTargetSourc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3" draw:id="id13" draw:layer="layout" svg:width="5.08cm" svg:height="0.635cm" svg:x="11.541cm" svg:y="22.717cm">
          <text:p text:style-name="P1">PlayerInput</text:p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5.08cm" svg:height="0.635cm" svg:x="11.541cm" svg:y="23.352cm">
          <text:p text:style-name="P1"><text:span text:style-name="T1">ChargeString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5.08cm" svg:height="0.635cm" svg:x="4.302cm" svg:y="21.32cm">
          <text:p text:style-name="P1">VisibilityFilter</text:p>
          <draw:enhanced-geometry svg:viewBox="0 0 21600 21600" draw:type="rectangle" draw:enhanced-path="M 0 0 L 21600 0 21600 21600 0 21600 0 0 Z N"/>
        </draw:custom-shape>
        <draw:custom-shape draw:style-name="gr8" draw:text-style-name="P1" xml:id="id1" draw:id="id1" draw:layer="layout" svg:width="5.08cm" svg:height="0.635cm" svg:x="4.302cm" svg:y="21.955cm">
          <text:p text:style-name="P1"><text:span text:style-name="T1">TargetWidgetSourc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5.08cm" svg:height="0.635cm" svg:x="4.302cm" svg:y="20.05cm">
          <text:p text:style-name="P1">TargetWidgetRegistry</text:p>
          <draw:enhanced-geometry svg:viewBox="0 0 21600 21600" draw:type="rectangle" draw:enhanced-path="M 0 0 L 21600 0 21600 21600 0 21600 0 0 Z N"/>
        </draw:custom-shape>
        <draw:custom-shape draw:style-name="gr4" draw:text-style-name="P1" xml:id="id16" draw:id="id16" draw:layer="layout" svg:width="5.08cm" svg:height="0.635cm" svg:x="4.302cm" svg:y="20.685cm">
          <text:p text:style-name="P1">TargetProjector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5.08cm" svg:height="0.635cm" svg:x="7.985cm" svg:y="25.13cm">
          <text:p text:style-name="P1">StringMatchDamage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08cm" svg:height="0.635cm" svg:x="7.985cm" svg:y="25.765cm">
          <text:p text:style-name="P1"><text:span text:style-name="T1">Dam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5.08cm" svg:height="0.635cm" svg:x="1.635cm" svg:y="25.13cm">
          <text:p text:style-name="P1">Screen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08cm" svg:height="0.635cm" svg:x="1.635cm" svg:y="25.765cm">
          <text:p text:style-name="P1"><text:span text:style-name="T1">View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.08cm" svg:height="0.635cm" svg:x="11.16cm" svg:y="5.699cm">
          <text:p text:style-name="P1">ActorScoreSource</text:p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5.08cm" svg:height="0.635cm" svg:x="11.16cm" svg:y="6.334cm">
          <text:p text:style-name="P1"><text:span text:style-name="T1">ScoreSourc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5.08cm" svg:height="0.635cm" svg:x="8.112cm" svg:y="2.143cm">
          <text:p text:style-name="P1">PlayerActorSource</text:p>
          <draw:enhanced-geometry svg:viewBox="0 0 21600 21600" draw:type="rectangle" draw:enhanced-path="M 0 0 L 21600 0 21600 21600 0 21600 0 0 Z N"/>
        </draw:custom-shape>
        <draw:custom-shape draw:style-name="gr8" draw:text-style-name="P1" xml:id="id6" draw:id="id6" draw:layer="layout" svg:width="5.08cm" svg:height="0.635cm" svg:x="8.112cm" svg:y="2.778cm">
          <text:p text:style-name="P1"><text:span text:style-name="T1">Actor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27" draw:id="id27" draw:layer="layout" svg:width="5.08cm" svg:height="0.635cm" svg:x="1.127cm" svg:y="6.461cm">
          <text:p text:style-name="P1"><text:span text:style-name="T1">OriginSourc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5.08cm" svg:height="0.635cm" svg:x="1.127cm" svg:y="5.826cm">
          <text:p text:style-name="P1">ActorOriginSour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3" draw:layer="layout" svg:x1="6.842cm" svg:y1="22.59cm" svg:x2="4.175cm" svg:y2="25.13cm" draw:start-shape="id1" draw:start-glue-point="2" draw:end-shape="id2" draw:end-glue-point="0" svg:d="M6842 22590v1269h-2667v1271" svg:viewBox="0 0 2668 2541">
          <text:p/>
        </draw:connector>
        <draw:connector draw:style-name="gr10" draw:text-style-name="P3" draw:layer="layout" svg:x1="10.525cm" svg:y1="17.764cm" svg:x2="10.525cm" svg:y2="25.13cm" draw:start-shape="id3" draw:start-glue-point="2" draw:end-shape="id4" draw:end-glue-point="0" svg:d="M10525 17764v7366" svg:viewBox="0 0 1 7367">
          <text:p/>
        </draw:connector>
        <draw:connector draw:style-name="gr10" draw:text-style-name="P3" draw:layer="layout" svg:x1="14.081cm" svg:y1="23.987cm" svg:x2="10.525cm" svg:y2="25.13cm" draw:start-shape="id5" draw:start-glue-point="2" draw:end-shape="id4" draw:end-glue-point="0" svg:d="M14081 23987v571h-3556v572" svg:viewBox="0 0 3557 1144">
          <text:p/>
        </draw:connector>
        <draw:connector draw:style-name="gr10" draw:text-style-name="P3" draw:layer="layout" draw:line-skew="0.128cm" svg:x1="10.652cm" svg:y1="3.413cm" svg:x2="13.7cm" svg:y2="5.699cm" draw:start-shape="id6" draw:start-glue-point="2" draw:end-shape="id7" draw:end-glue-point="0" svg:d="M10652 3413v1270h3048v1016" svg:viewBox="0 0 3049 2287">
          <text:p/>
        </draw:connector>
        <draw:custom-shape draw:style-name="gr4" draw:text-style-name="P1" xml:id="id8" draw:id="id8" draw:layer="layout" svg:width="5.08cm" svg:height="0.635cm" svg:x="8.112cm" svg:y="0.873cm">
          <text:p text:style-name="P1">Player Number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10.652cm" svg:y1="1.508cm" svg:x2="10.652cm" svg:y2="2.143cm" draw:start-shape="id8" draw:start-glue-point="2" draw:end-shape="id9" draw:end-glue-point="0" svg:d="M10652 1508v635" svg:viewBox="0 0 1 636">
          <text:p/>
        </draw:connector>
        <draw:connector draw:style-name="gr10" draw:text-style-name="P3" draw:layer="layout" draw:line-skew="0.064cm" svg:x1="10.652cm" svg:y1="3.413cm" svg:x2="3.667cm" svg:y2="5.826cm" draw:start-shape="id6" draw:start-glue-point="2" draw:end-shape="id10" draw:end-glue-point="0" svg:d="M10652 3413v1270h-6985v1143" svg:viewBox="0 0 6986 2414">
          <text:p/>
        </draw:connector>
        <draw:connector draw:style-name="gr10" draw:text-style-name="P3" draw:layer="layout" draw:line-skew="-0.507cm" svg:x1="10.525cm" svg:y1="17.764cm" svg:x2="6.842cm" svg:y2="20.05cm" draw:start-shape="id3" draw:start-glue-point="2" draw:end-shape="id11" draw:end-glue-point="0" svg:d="M10525 17764v635h-3683v1651" svg:viewBox="0 0 3684 2287">
          <text:p/>
        </draw:connector>
        <draw:custom-shape draw:style-name="gr4" draw:text-style-name="P1" xml:id="id12" draw:id="id12" draw:layer="layout" svg:width="5.08cm" svg:height="0.635cm" svg:x="11.541cm" svg:y="21.447cm">
          <text:p text:style-name="P1">Key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14.081cm" svg:y1="22.082cm" svg:x2="14.081cm" svg:y2="22.717cm" draw:start-shape="id12" draw:start-glue-point="2" draw:end-shape="id13" draw:end-glue-point="0" svg:d="M14081 22082v635" svg:viewBox="0 0 1 636">
          <text:p/>
        </draw:connector>
        <draw:connector draw:style-name="gr10" draw:text-style-name="P3" draw:layer="layout" draw:line-skew="-1.523cm" svg:x1="6.969cm" svg:y1="10.906cm" svg:x2="10.525cm" svg:y2="16.494cm" draw:start-shape="id14" draw:start-glue-point="2" draw:end-shape="id15" draw:end-glue-point="0" svg:d="M6969 10906v1270h3556v4318" svg:viewBox="0 0 3557 5589">
          <text:p/>
        </draw:connector>
        <draw:connector draw:style-name="gr10" draw:text-style-name="P3" draw:layer="layout" svg:x1="9.382cm" svg:y1="22.272cm" svg:x2="9.382cm" svg:y2="21.002cm" draw:start-shape="id1" draw:start-glue-point="1" draw:end-shape="id16" draw:end-glue-point="1" svg:d="M9382 22272h526v-1270h-526" svg:viewBox="0 0 527 1271">
          <text:p/>
        </draw:connector>
        <draw:connector draw:style-name="gr10" draw:text-style-name="P3" draw:layer="layout" svg:x1="9.382cm" svg:y1="22.272cm" svg:x2="9.382cm" svg:y2="21.637cm" draw:start-shape="id1" draw:start-glue-point="1" draw:end-shape="id17" draw:end-glue-point="1" svg:d="M9382 22272h526v-635h-526" svg:viewBox="0 0 527 636">
          <text:p/>
        </draw:connector>
        <draw:connector draw:style-name="gr10" draw:text-style-name="P3" draw:layer="layout" draw:line-skew="-0.253cm" svg:x1="14.081cm" svg:y1="14.97cm" svg:x2="10.525cm" svg:y2="16.494cm" draw:start-shape="id18" draw:start-glue-point="2" draw:end-shape="id15" draw:end-glue-point="0" svg:d="M14081 14970v508h-3556v1016" svg:viewBox="0 0 3557 1525">
          <text:p/>
        </draw:connector>
        <draw:connector draw:style-name="gr10" draw:text-style-name="P3" draw:layer="layout" draw:line-skew="-1.65cm" svg:x1="13.7cm" svg:y1="11.16cm" svg:x2="10.525cm" svg:y2="16.494cm" draw:start-shape="id19" draw:start-glue-point="2" draw:end-shape="id15" draw:end-glue-point="0" svg:d="M13700 11160v1016h-3175v4318" svg:viewBox="0 0 3176 5335">
          <text:p/>
        </draw:connector>
        <draw:connector draw:style-name="gr10" draw:text-style-name="P3" draw:layer="layout" draw:line-skew="-0.264cm" svg:x1="6.969cm" svg:y1="14.991cm" svg:x2="10.525cm" svg:y2="16.494cm" draw:start-shape="id20" draw:start-glue-point="2" draw:end-shape="id15" draw:end-glue-point="0" svg:d="M6969 14991v487h3556v1016" svg:viewBox="0 0 3557 1504">
          <text:p/>
        </draw:connector>
        <draw:connector draw:style-name="gr10" draw:text-style-name="P3" draw:layer="layout" svg:x1="16.24cm" svg:y1="6.651cm" svg:x2="16.24cm" svg:y2="10.207cm" draw:start-shape="id21" draw:start-glue-point="1" draw:end-shape="id22" draw:end-glue-point="1" svg:d="M16240 6651h526v3556h-526" svg:viewBox="0 0 527 3557">
          <text:p/>
        </draw:connector>
        <draw:custom-shape draw:style-name="gr4" draw:text-style-name="P1" xml:id="id23" draw:id="id23" draw:layer="layout" svg:width="5.08cm" svg:height="0.635cm" svg:x="11.16cm" svg:y="7.985cm">
          <text:p text:style-name="P1">Difficulty Level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13.7cm" svg:y1="8.62cm" svg:x2="13.7cm" svg:y2="9.255cm" draw:start-shape="id23" draw:start-glue-point="2" draw:end-shape="id24" draw:end-glue-point="0" svg:d="M13700 8620v635" svg:viewBox="0 0 1 636">
          <text:p/>
        </draw:connector>
        <draw:connector draw:style-name="gr10" draw:text-style-name="P3" draw:layer="layout" svg:x1="9.509cm" svg:y1="10.588cm" svg:x2="9.509cm" svg:y2="9.953cm" draw:start-shape="id14" draw:start-glue-point="1" draw:end-shape="id25" draw:end-glue-point="1" svg:d="M9509 10588h526v-635h-526" svg:viewBox="0 0 527 636">
          <text:p/>
        </draw:connector>
        <draw:connector draw:style-name="gr10" draw:text-style-name="P3" draw:layer="layout" svg:x1="14.081cm" svg:y1="23.987cm" svg:x2="17.51cm" svg:y2="25.13cm" draw:start-shape="id5" draw:start-glue-point="2" draw:end-shape="id26" draw:end-glue-point="0" svg:d="M14081 23987v571h3429v572" svg:viewBox="0 0 3430 1144">
          <text:p/>
        </draw:connector>
        <draw:connector draw:style-name="gr10" draw:text-style-name="P3" draw:layer="layout" draw:line-skew="-4.571cm" svg:x1="14.081cm" svg:y1="14.97cm" svg:x2="17.51cm" svg:y2="25.13cm" draw:start-shape="id18" draw:start-glue-point="2" draw:end-shape="id26" draw:end-glue-point="0" svg:d="M14081 14970v508h3429v9652" svg:viewBox="0 0 3430 10161">
          <text:p/>
        </draw:connector>
        <draw:connector draw:style-name="gr10" draw:text-style-name="P3" draw:layer="layout" draw:line-skew="-9.588cm" svg:x1="10.652cm" svg:y1="3.413cm" svg:x2="17.51cm" svg:y2="25.13cm" draw:start-shape="id6" draw:start-glue-point="2" draw:end-shape="id26" draw:end-glue-point="0" svg:d="M10652 3413v1270h6858v20447" svg:viewBox="0 0 6859 21718">
          <text:p/>
        </draw:connector>
        <draw:connector draw:style-name="gr10" draw:text-style-name="P3" draw:layer="layout" svg:x1="3.667cm" svg:y1="7.096cm" svg:x2="4.429cm" svg:y2="8.683cm" draw:start-shape="id27" draw:start-glue-point="2" draw:end-shape="id28" draw:end-glue-point="3" svg:d="M3667 7096v1587h762" svg:viewBox="0 0 763 1588">
          <text:p/>
        </draw:connector>
        <draw:connector draw:style-name="gr10" draw:text-style-name="P3" draw:layer="layout" svg:x1="3.667cm" svg:y1="7.096cm" svg:x2="4.429cm" svg:y2="8.048cm" draw:start-shape="id27" draw:start-glue-point="2" draw:end-shape="id29" draw:end-glue-point="3" svg:d="M3667 7096v952h762" svg:viewBox="0 0 763 953">
          <text:p/>
        </draw:connector>
        <draw:connector draw:style-name="gr10" draw:text-style-name="P3" draw:layer="layout" svg:x1="10.652cm" svg:y1="3.413cm" svg:x2="9.509cm" svg:y2="9.318cm" draw:start-shape="id6" draw:start-glue-point="2" draw:end-shape="id30" draw:end-glue-point="1" svg:d="M10652 3413v5905h-1143" svg:viewBox="0 0 1144 5906">
          <text:p/>
        </draw:connector>
        <draw:connector draw:style-name="gr10" draw:text-style-name="P3" draw:layer="layout" svg:x1="3.667cm" svg:y1="7.096cm" svg:x2="4.302cm" svg:y2="21.637cm" draw:start-shape="id27" draw:start-glue-point="2" draw:end-shape="id17" draw:end-glue-point="3" svg:d="M3667 7096v14541h635" svg:viewBox="0 0 636 14542">
          <text:p/>
        </draw:connector>
        <draw:custom-shape draw:style-name="gr11" draw:text-style-name="P2" xml:id="id19" draw:id="id19" draw:layer="layout" svg:width="5.08cm" svg:height="0.635cm" svg:x="11.16cm" svg:y="10.525cm">
          <text:p text:style-name="P1"><text:span text:style-name="T1">DifficultySourc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4" draw:id="id24" draw:layer="layout" svg:width="5.08cm" svg:height="0.635cm" svg:x="11.16cm" svg:y="9.255cm">
          <text:p text:style-name="P1">SelectedDifficulty</text:p>
          <draw:enhanced-geometry svg:viewBox="0 0 21600 21600" draw:type="rectangle" draw:enhanced-path="M 0 0 L 21600 0 21600 21600 0 21600 0 0 Z N"/>
        </draw:custom-shape>
        <draw:custom-shape draw:style-name="gr4" draw:text-style-name="P1" xml:id="id31" draw:id="id31" draw:layer="layout" svg:width="5.08cm" svg:height="0.635cm" svg:x="11.541cm" svg:y="18.907cm">
          <text:p text:style-name="P1">AutoModeSource</text:p>
          <draw:enhanced-geometry svg:viewBox="0 0 21600 21600" draw:type="rectangle" draw:enhanced-path="M 0 0 L 21600 0 21600 21600 0 21600 0 0 Z N"/>
        </draw:custom-shape>
        <draw:custom-shape draw:style-name="gr8" draw:text-style-name="P1" xml:id="id32" draw:id="id32" draw:layer="layout" svg:width="5.08cm" svg:height="0.635cm" svg:x="11.541cm" svg:y="19.542cm">
          <text:p text:style-name="P1"><text:span text:style-name="T1">ModeSource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line-skew="0.064cm" svg:x1="10.525cm" svg:y1="17.764cm" svg:x2="14.081cm" svg:y2="18.907cm" draw:start-shape="id3" draw:start-glue-point="2" draw:end-shape="id31" draw:end-glue-point="0" svg:d="M10525 17764v635h3556v508" svg:viewBox="0 0 3557 1144">
          <text:p/>
        </draw:connector>
        <draw:connector draw:style-name="gr10" draw:text-style-name="P3" draw:layer="layout" draw:type="lines" svg:x1="14.081cm" svg:y1="20.177cm" svg:x2="19.791cm" svg:y2="20.691cm" draw:start-shape="id32" draw:start-glue-point="2" svg:d="M14081 20177v525l5710-11" svg:viewBox="0 0 5711 526">
          <text:p/>
        </draw:connector>
        <draw:connector draw:style-name="gr10" draw:text-style-name="P3" draw:layer="layout" draw:type="lines" svg:x1="5.53cm" svg:y1="12.541cm" svg:x2="6.969cm" svg:y2="13.065cm" draw:end-shape="id33" draw:end-glue-point="0" svg:d="M5530 12541l1439-3v527" svg:viewBox="0 0 1440 528">
          <text:p/>
        </draw:connector>
        <draw:connector draw:style-name="gr10" draw:text-style-name="P3" draw:layer="layout" draw:type="lines" svg:x1="12.779cm" svg:y1="20.876cm" svg:x2="14.081cm" svg:y2="21.447cm" draw:end-shape="id12" draw:end-glue-point="0" svg:d="M12779 20876l1302 44v527" svg:viewBox="0 0 1303 572">
          <text:p/>
        </draw:connector>
        <draw:connector draw:style-name="gr12" draw:text-style-name="P3" draw:layer="layout" svg:x1="4.429cm" svg:y1="9.318cm" svg:x2="4.429cm" svg:y2="14.673cm" draw:start-shape="id30" draw:start-glue-point="3" draw:end-shape="id20" draw:end-glue-point="3" svg:d="M4429 9318h-526v5355h526" svg:viewBox="0 0 527 5356">
          <text:p/>
        </draw:connector>
        <draw:custom-shape draw:style-name="gr1" draw:text-style-name="P1" draw:layer="layout" svg:width="5.08cm" svg:height="0.635cm" svg:x="4.429cm" svg:y="13.721cm">
          <text:p text:style-name="P1">DisabledTargetSourceHu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20" draw:id="id20" draw:layer="layout" svg:width="5.08cm" svg:height="0.635cm" svg:x="4.429cm" svg:y="14.356cm">
          <text:p text:style-name="P1">DisabledTargetSource</text:p>
          <draw:enhanced-geometry svg:viewBox="0 0 21600 21600" draw:type="rectangle" draw:enhanced-path="M 0 0 L 21600 0 21600 21600 0 21600 0 0 Z N"/>
        </draw:custom-shape>
        <draw:custom-shape draw:style-name="gr4" draw:text-style-name="P1" xml:id="id33" draw:id="id33" draw:layer="layout" svg:width="5.08cm" svg:height="0.635cm" svg:x="4.429cm" svg:y="13.065cm">
          <text:p text:style-name="P1">DeathReport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6T21:43:01.097641219</meta:creation-date>
    <dc:date>2019-07-24T21:08:59.414682361</dc:date>
    <meta:editing-duration>P3DT8H43M24S</meta:editing-duration>
    <meta:editing-cycles>15</meta:editing-cycles>
    <meta:generator>LibreOffice/6.1.5.2$Linux_X86_64 LibreOffice_project/10$Build-2</meta:generator>
    <meta:document-statistic meta:object-count="68"/>
  </office:meta>
</office:document-meta>
</file>